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.572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2.332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2.602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328cm"/>
    </style:style>
    <style:style style:name="co16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.469cm"/>
    </style:style>
    <style:style style:name="co18" style:family="table-column">
      <style:table-column-properties fo:break-before="auto" style:column-width="2.439cm"/>
    </style:style>
    <style:style style:name="co19" style:family="table-column">
      <style:table-column-properties fo:break-before="auto" style:column-width="5.906cm"/>
    </style:style>
    <style:style style:name="co20" style:family="table-column">
      <style:table-column-properties fo:break-before="auto" style:column-width="5.463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2.526cm" fo:break-before="auto" style:use-optimal-row-height="false"/>
    </style:style>
    <style:style style:name="ro8" style:family="table-row">
      <style:table-row-properties style:row-height="0.81cm" fo:break-before="auto" style:use-optimal-row-height="false"/>
    </style:style>
    <style:style style:name="ro9" style:family="table-row">
      <style:table-row-properties style:row-height="2.579cm" fo:break-before="auto" style:use-optimal-row-height="false"/>
    </style:style>
    <style:style style:name="ro10" style:family="table-row">
      <style:table-row-properties style:row-height="3.246cm" fo:break-before="auto" style:use-optimal-row-height="false"/>
    </style:style>
    <style:style style:name="ro11" style:family="table-row">
      <style:table-row-properties style:row-height="1.258cm" fo:break-before="auto" style:use-optimal-row-height="false"/>
    </style:style>
    <style:style style:name="ro12" style:family="table-row">
      <style:table-row-properties style:row-height="2.868cm" fo:break-before="auto" style:use-optimal-row-height="false"/>
    </style:style>
    <style:style style:name="ro13" style:family="table-row">
      <style:table-row-properties style:row-height="2.473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2.448cm" fo:break-before="auto" style:use-optimal-row-height="false"/>
    </style:style>
    <style:style style:name="ro16" style:family="table-row">
      <style:table-row-properties style:row-height="2.632cm" fo:break-before="auto" style:use-optimal-row-height="false"/>
    </style:style>
    <style:style style:name="ro17" style:family="table-row">
      <style:table-row-properties style:row-height="0.427cm" fo:break-before="auto" style:use-optimal-row-height="true"/>
    </style:style>
    <style:style style:name="ro18" style:family="table-row">
      <style:table-row-properties style:row-height="0.446cm" fo:break-before="auto" style:use-optimal-row-height="tru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2.817cm" fo:break-before="auto" style:use-optimal-row-height="false"/>
    </style:style>
    <style:style style:name="ro22" style:family="table-row">
      <style:table-row-properties style:row-height="0.831cm" fo:break-before="auto" style:use-optimal-row-height="false"/>
    </style:style>
    <style:style style:name="ro23" style:family="table-row">
      <style:table-row-properties style:row-height="2.427cm" fo:break-before="auto" style:use-optimal-row-height="false"/>
    </style:style>
    <style:style style:name="ro24" style:family="table-row">
      <style:table-row-properties style:row-height="2.131cm" fo:break-before="auto" style:use-optimal-row-height="false"/>
    </style:style>
    <style:style style:name="ro25" style:family="table-row">
      <style:table-row-properties style:row-height="0.658cm" fo:break-before="auto" style:use-optimal-row-height="false"/>
    </style:style>
    <style:style style:name="ro26" style:family="table-row">
      <style:table-row-properties style:row-height="2.515cm" fo:break-before="auto" style:use-optimal-row-height="false"/>
    </style:style>
    <style:style style:name="ro27" style:family="table-row">
      <style:table-row-properties style:row-height="2.251cm" fo:break-before="auto" style:use-optimal-row-height="false"/>
    </style:style>
    <style:style style:name="ro28" style:family="table-row">
      <style:table-row-properties style:row-height="2.778cm" fo:break-before="auto" style:use-optimal-row-height="false"/>
    </style:style>
    <style:style style:name="ro29" style:family="table-row">
      <style:table-row-properties style:row-height="2.339cm" fo:break-before="auto" style:use-optimal-row-height="false"/>
    </style:style>
    <style:style style:name="ro30" style:family="table-row">
      <style:table-row-properties style:row-height="1.286cm" fo:break-before="auto" style:use-optimal-row-height="false"/>
    </style:style>
    <style:style style:name="ro31" style:family="table-row">
      <style:table-row-properties style:row-height="2.369cm" fo:break-before="auto" style:use-optimal-row-height="false"/>
    </style:style>
    <style:style style:name="ro32" style:family="table-row">
      <style:table-row-properties style:row-height="2.281cm" fo:break-before="auto" style:use-optimal-row-height="false"/>
    </style:style>
    <style:style style:name="ro33" style:family="table-row">
      <style:table-row-properties style:row-height="1.813cm" fo:break-before="auto" style:use-optimal-row-height="false"/>
    </style:style>
    <style:style style:name="ro34" style:family="table-row">
      <style:table-row-properties style:row-height="2.866cm" fo:break-before="auto" style:use-optimal-row-height="false"/>
    </style:style>
    <style:style style:name="ro35" style:family="table-row">
      <style:table-row-properties style:row-height="3.304cm" fo:break-before="auto" style:use-optimal-row-height="false"/>
    </style:style>
    <style:style style:name="ro36" style:family="table-row">
      <style:table-row-properties style:row-height="0.437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size="8pt"/>
    </style:style>
    <style:style style:name="ce2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  <style:text-properties fo:font-size="8pt"/>
    </style:style>
    <style:style style:name="ce3" style:family="table-cell" style:parent-style-name="Default">
      <style:table-cell-properties fo:background-color="#b3b3b3" fo:wrap-option="wrap" fo:border="0.018cm solid #000000"/>
      <style:text-properties fo:font-size="8pt"/>
    </style:style>
    <style:style style:name="ce4" style:family="table-cell" style:parent-style-name="Default">
      <style:table-cell-properties fo:background-color="transparent" fo:wrap-option="wrap" fo:border="0.018cm solid #000000"/>
    </style:style>
    <style:style style:name="ce5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b3b3b3" fo:wrap-option="wrap" fo:border="0.018cm solid #000000"/>
    </style:style>
    <style:style style:name="ce7" style:family="table-cell" style:parent-style-name="Default">
      <style:table-cell-properties fo:background-color="#ffff66" fo:wrap-option="wrap" fo:border="0.018cm solid #000000"/>
    </style:style>
    <style:style style:name="ce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wrap-option="wrap"/>
      <style:text-properties fo:font-size="8pt"/>
    </style:style>
    <style:style style:name="ce10" style:family="table-cell" style:parent-style-name="Default">
      <style:table-cell-properties fo:background-color="transparent" fo:wrap-option="wrap"/>
      <style:text-properties fo:font-size="8pt"/>
    </style:style>
    <style:style style:name="ce11" style:family="table-cell" style:parent-style-name="Default">
      <style:table-cell-properties fo:background-color="#c90016" fo:wrap-option="wrap"/>
      <style:text-properties fo:font-size="8pt"/>
    </style:style>
    <style:style style:name="ce12" style:family="table-cell" style:parent-style-name="Default">
      <style:table-cell-properties fo:background-color="#000000"/>
      <style:text-properties fo:font-size="8pt"/>
    </style:style>
    <style:style style:name="ce13" style:family="table-cell" style:parent-style-name="Default" style:data-style-name="N0">
      <style:table-cell-properties fo:wrap-option="wrap"/>
      <style:text-properties fo:font-size="8pt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fo:wrap-option="wrap"/>
    </style:style>
    <style:style style:name="ce16" style:family="table-cell" style:parent-style-name="Default">
      <style:table-cell-properties fo:wrap-option="wrap"/>
      <style:text-properties fo:font-size="8pt" fo:font-weight="bold"/>
    </style:style>
    <style:style style:name="ce17" style:family="table-cell" style:parent-style-name="Default">
      <style:table-cell-properties fo:background-color="transparent" fo:wrap-option="wrap"/>
      <style:text-properties fo:font-size="8pt" fo:font-weight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90016"/>
    </style:style>
    <style:style style:name="ce2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24" style:family="table-cell" style:parent-style-name="Default">
      <style:table-cell-properties fo:background-color="transparent" fo:border="0.018cm solid #000000"/>
      <style:text-properties fo:font-size="8pt"/>
    </style:style>
    <style:style style:name="ce25" style:family="table-cell" style:parent-style-name="Default">
      <style:table-cell-properties fo:background-color="#b3b3b3" style:text-align-source="fix" style:repeat-content="false" fo:border="0.018cm solid #000000" style:vertical-align="middle"/>
      <style:paragraph-properties fo:text-align="center"/>
      <style:text-properties fo:font-size="8pt"/>
    </style:style>
    <style:style style:name="ce26" style:family="table-cell" style:parent-style-name="Default">
      <style:table-cell-properties fo:background-color="#b3b3b3" fo:border="0.018cm solid #000000"/>
      <style:text-properties fo:font-size="8pt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ackground-color="#ff0000" fo:wrap-option="wrap"/>
      <style:text-properties fo:font-size="8pt"/>
    </style:style>
    <style:style style:name="ce29" style:family="table-cell" style:parent-style-name="Default">
      <style:table-cell-properties fo:background-color="#fffdcc" fo:wrap-option="no-wrap"/>
      <style:text-properties fo:font-size="8pt"/>
    </style:style>
    <style:style style:name="ce30" style:family="table-cell" style:parent-style-name="Default">
      <style:table-cell-properties fo:background-color="#ff0000" fo:wrap-option="no-wrap"/>
      <style:text-properties fo:font-size="8pt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ackground-color="#fffdcc" fo:wrap-option="wrap"/>
      <style:text-properties fo:font-size="8pt"/>
    </style:style>
    <style:style style:name="ce33" style:family="table-cell" style:parent-style-name="Default">
      <style:table-cell-properties fo:background-color="#fffdcc" fo:wrap-option="wrap"/>
    </style:style>
    <style:style style:name="ce34" style:family="table-cell" style:parent-style-name="Default">
      <style:text-properties fo:font-weight="bold"/>
    </style:style>
    <style:style style:name="ce35" style:family="table-cell" style:parent-style-name="Default">
      <style:table-cell-properties fo:background-color="#e6e6e6" fo:border="0.018cm solid #000000"/>
      <style:text-properties fo:font-size="9pt"/>
    </style:style>
    <style:style style:name="ce36" style:family="table-cell" style:parent-style-name="Default">
      <style:table-cell-properties fo:background-color="#000000" fo:border="0.002cm solid #000000"/>
    </style:style>
    <style:style style:name="ce37" style:family="table-cell" style:parent-style-name="Default">
      <style:table-cell-properties fo:background-color="#cccccc" fo:border="0.002cm solid #000000"/>
      <style:text-properties fo:font-weight="bold"/>
    </style:style>
    <style:style style:name="ce38" style:family="table-cell" style:parent-style-name="Default">
      <style:table-cell-properties fo:background-color="#e6e6e6" fo:border="0.018cm solid #000000"/>
    </style:style>
  </office:automatic-styles>
  <office:body>
    <office:spreadsheet>
      <table:table table:name="GRUPA 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16"/>
        <table:table-column table:style-name="co13" table:default-cell-style-name="ce20"/>
        <table:table-column table:style-name="co14" table:number-columns-repeated="242" table:default-cell-style-name="Default"/>
        <table:table-row table:style-name="ro1">
          <table:table-cell table:style-name="ce1" office:value-type="string">
            <text:p>Correcció wiki</text:p>
          </table:table-cell>
          <table:table-cell table:style-name="ce8" office:value-type="string" table:number-columns-spanned="3" table:number-rows-spanned="1">
            <text:p>Organització del treball</text:p>
          </table:table-cell>
          <table:covered-table-cell table:number-columns-repeated="2" table:style-name="ce1"/>
          <table:table-cell table:style-name="ce8" office:value-type="string" table:number-columns-spanned="4" table:number-rows-spanned="1">
            <text:p>Continguts</text:p>
          </table:table-cell>
          <table:covered-table-cell table:number-columns-repeated="3" table:style-name="ce1"/>
          <table:table-cell table:style-name="ce8" office:value-type="string" table:number-columns-spanned="3" table:number-rows-spanned="1">
            <text:p>Correcció lingüística i de format</text:p>
          </table:table-cell>
          <table:covered-table-cell table:style-name="ce14"/>
          <table:covered-table-cell table:style-name="ce1"/>
          <table:table-cell table:style-name="ce14" office:value-type="string">
            <text:p>Errors</text:p>
          </table:table-cell>
          <table:table-cell table:style-name="ce15" office:value-type="string">
            <text:p>NOTA FINAL</text:p>
          </table:table-cell>
          <table:table-cell table:style-name="ce18" table:number-columns-repeated="4"/>
          <table:table-cell table:number-columns-repeated="239"/>
        </table:table-row>
        <table:table-row table:style-name="ro2">
          <table:table-cell table:style-name="ce1"/>
          <table:table-cell table:style-name="ce1" office:value-type="string">
            <text:p>Entrega a temps</text:p>
          </table:table-cell>
          <table:table-cell table:style-name="ce1" office:value-type="string">
            <text:p>Completesa</text:p>
          </table:table-cell>
          <table:table-cell table:style-name="ce12" office:value-type="string">
            <text:p>Presentació</text:p>
          </table:table-cell>
          <table:table-cell table:style-name="ce1" office:value-type="string">
            <text:p>Timeline</text:p>
          </table:table-cell>
          <table:table-cell table:style-name="ce1" office:value-type="string">
            <text:p>Gràfica Sistema Comunicacions</text:p>
          </table:table-cell>
          <table:table-cell table:style-name="ce1" office:value-type="string">
            <text:p>Ús d'imatges, materials addicionals, enllaços</text:p>
          </table:table-cell>
          <table:table-cell table:style-name="ce1" office:value-type="string">
            <text:p>Exemples, continguts explicats a classe</text:p>
          </table:table-cell>
          <table:table-cell table:style-name="ce1" office:value-type="string">
            <text:p>Ortografia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Expressió</text:p>
          </table:table-cell>
          <table:table-cell table:style-name="ce1" table:number-columns-repeated="2"/>
          <table:table-cell table:style-name="ce18" table:number-columns-repeated="4"/>
          <table:table-cell table:number-columns-repeated="239"/>
        </table:table-row>
        <table:table-row table:style-name="ro3">
          <table:table-cell table:style-name="ce2" office:value-type="string" table:number-columns-spanned="1" table:number-rows-spanned="2">
            <text:p>Alegre Baron, Silvia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office:value-type="string">
            <text:p>Es pot millorar la presentació. Poques explicacions.</text:p>
          </table:table-cell>
          <table:table-cell office:value-type="string">
            <text:p>Falten alguns punts importants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Falten enllaços i referències</text:p>
          </table:table-cell>
          <table:table-cell office:value-type="string">
            <text:p>Falten alguns continguts explicats a classe</text:p>
          </table:table-cell>
          <table:table-cell office:value-type="string">
            <text:p>Força bé</text:p>
          </table:table-cell>
          <table:table-cell office:value-type="string">
            <text:p>Unificar estil de presentació, no utilitzar subratllat, quadres senzills </text:p>
          </table:table-cell>
          <table:table-cell office:value-type="string">
            <text:p>Es pot millorar</text:p>
          </table:table-cell>
          <table:table-cell office:value-type="string">
            <text:p>Línia lògica, confondre to amb amplitud</text:p>
          </table:table-cell>
          <table:table-cell table:style-name="ce9"/>
          <table:table-cell table:style-name="Default"/>
          <table:table-cell table:number-columns-repeated="242"/>
        </table:table-row>
        <table:table-row table:style-name="ro4">
          <table:covered-table-cell table:style-name="ce3"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style-name="Default"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/>
          <table:table-cell table:formula="oooc:=(([.B4]+[.C4]+[.D4])/3)*0.25+(([.E4]+[.F4]+[.G4]+[.H4])/4)*0.5+(([.I4]+[.J4]+[.K4])/3)*0.25" office:value-type="float" office:value="7.29166666666667">
            <text:p>7,29</text:p>
          </table:table-cell>
          <table:table-cell table:style-name="Default"/>
          <table:table-cell table:number-columns-repeated="242"/>
        </table:table-row>
        <table:table-row table:style-name="ro5">
          <table:table-cell table:style-name="ce2" office:value-type="string" table:number-columns-spanned="1" table:number-rows-spanned="2">
            <text:p>Boza Valle, Josep Mª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orça Coherent</text:p>
          </table:table-cell>
          <table:table-cell table:style-name="ce10" office:value-type="string">
            <text:p>Incompleta</text:p>
          </table:table-cell>
          <table:table-cell table:style-name="ce10" office:value-type="string">
            <text:p>No entregada</text:p>
          </table:table-cell>
          <table:table-cell table:style-name="ce10" office:value-type="string">
            <text:p>No hi ha materials addicionals</text:p>
          </table:table-cell>
          <table:table-cell table:style-name="ce10" office:value-type="string">
            <text:p>Molt incomplet</text:p>
          </table:table-cell>
          <table:table-cell table:style-name="ce10" office:value-type="string">
            <text:p>Força bé però difícil de valorar per falta de continguts</text:p>
          </table:table-cell>
          <table:table-cell table:style-name="ce10" office:value-type="string">
            <text:p>Es pot millorar amb imatges, referències, etc.</text:p>
          </table:table-cell>
          <table:table-cell table:style-name="ce10" office:value-type="string">
            <text:p>Força bé però difícil de valorar per falta de continguts</text:p>
          </table:table-cell>
          <table:table-cell table:style-name="ce10" table:number-columns-repeated="2"/>
          <table:table-cell table:style-name="ce19" office:value-type="string">
            <text:p>Pendent de correcció ortogràfica i entrega de tasca</text:p>
          </table:table-cell>
          <table:table-cell table:number-columns-repeated="242"/>
        </table:table-row>
        <table:table-row table:style-name="ro6">
          <table:covered-table-cell table:style-name="ce4"/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.5">
            <text:p>7,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7" table:formula="oooc:=(([.B6]+[.C6]+[.D6])/3)*0.25+(([.E6]+[.F6]+[.G6]+[.H6])/4)*0.5+(([.I6]+[.J6]+[.K6])/3)*0.25" office:value-type="float" office:value="3.77083333333333">
            <text:p>3,77</text:p>
          </table:table-cell>
          <table:table-cell table:style-name="ce19"/>
          <table:table-cell table:number-columns-repeated="242"/>
        </table:table-row>
        <table:table-row table:style-name="ro7">
          <table:table-cell office:value-type="string" table:number-columns-spanned="1" table:number-rows-spanned="2">
            <text:p>Caballero Hernández, Ismael</text:p>
          </table:table-cell>
          <table:table-cell office:value-type="string">
            <text:p>Si però falten continguts</text:p>
          </table:table-cell>
          <table:table-cell office:value-type="string">
            <text:p>Falten continguts</text:p>
          </table:table-cell>
          <table:table-cell office:value-type="string">
            <text:p>Fluixa. Falta coherència, continguts, llistes, etc.</text:p>
          </table:table-cell>
          <table:table-cell office:value-type="string">
            <text:p>Millorar la presentació. Falten continguts</text:p>
          </table:table-cell>
          <table:table-cell office:value-type="string">
            <text:p>Gràfica bàsica. No aplica exemples explicats a classe. Errors ortogràfics</text:p>
          </table:table-cell>
          <table:table-cell office:value-type="string">
            <text:p>Molt fluix</text:p>
          </table:table-cell>
          <table:table-cell office:value-type="string">
            <text:p>Fluix</text:p>
          </table:table-cell>
          <table:table-cell office:value-type="string">
            <text:p>Molts errors. Text en castellà</text:p>
          </table:table-cell>
          <table:table-cell office:value-type="string">
            <text:p>Força coherent però difícil de valorar per falta de continguts</text:p>
          </table:table-cell>
          <table:table-cell office:value-type="string">
            <text:p>Força bé però difícil de valorar per falta de continguts</text:p>
          </table:table-cell>
          <table:table-cell/>
          <table:table-cell table:style-name="ce9"/>
          <table:table-cell table:number-columns-repeated="243"/>
        </table:table-row>
        <table:table-row table:style-name="ro8">
          <table:covered-table-cell table:style-name="ce6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table:formula="oooc:=(([.B8]+[.C8]+[.D8])/3)*0.25+(([.E8]+[.F8]+[.G8]+[.H8])/4)*0.5+(([.I8]+[.J8]+[.K8])/3)*0.25" office:value-type="float" office:value="3.97916666666667">
            <text:p>3,98</text:p>
          </table:table-cell>
          <table:table-cell table:number-columns-repeated="243"/>
        </table:table-row>
        <table:table-row table:style-name="ro7">
          <table:table-cell office:value-type="string" table:number-columns-spanned="1" table:number-rows-spanned="2">
            <text:p>Carmona Aranda, Héctor</text:p>
          </table:table-cell>
          <table:table-cell office:value-type="string">
            <text:p>Hi han continguts però no tasca Moodle</text:p>
          </table:table-cell>
          <table:table-cell office:value-type="string">
            <text:p>Força bé. Falten algunes coses</text:p>
          </table:table-cell>
          <table:table-cell office:value-type="string">
            <text:p>Força coherent. Excés de llistes i poques parrafades</text:p>
          </table:table-cell>
          <table:table-cell office:value-type="string">
            <text:p>Falten alguns punts importants. Bé imatges.</text:p>
          </table:table-cell>
          <table:table-cell table:style-name="ce13" office:value-type="string">
            <text:p>No entregada</text:p>
          </table:table-cell>
          <table:table-cell office:value-type="string">
            <text:p>Gairebé res</text:p>
          </table:table-cell>
          <table:table-cell office:value-type="string">
            <text:p>Força complet</text:p>
          </table:table-cell>
          <table:table-cell office:value-type="string">
            <text:p>Ok</text:p>
          </table:table-cell>
          <table:table-cell office:value-type="string">
            <text:p>Força coherent però difícil de valorar per falta d'imatges, enllaços</text:p>
          </table:table-cell>
          <table:table-cell office:value-type="string">
            <text:p>Es pot millorar</text:p>
          </table:table-cell>
          <table:table-cell office:value-type="string">
            <text:p>Falten continguts de la senyal sinusoïdal</text:p>
          </table:table-cell>
          <table:table-cell table:style-name="ce9"/>
          <table:table-cell office:value-type="string">
            <text:p>Utilitza més les teves pròpies paraules. Pendent de correcció ortogràfica i entrega de tasca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/>
          <table:table-cell office:value-type="float" office:value="7">
            <text:p>7</text:p>
          </table:table-cell>
          <table:table-cell/>
          <table:table-cell table:formula="oooc:=(([.B10]+[.C10]+[.D10])/3)*0.25+(([.E10]+[.F10]+[.G10]+[.H10])/4)*0.5+(([.I10]+[.J10]+[.K10])/3)*0.25" office:value-type="float" office:value="4.33333333333333">
            <text:p>4,33</text:p>
          </table:table-cell>
          <table:table-cell table:number-columns-repeated="243"/>
        </table:table-row>
        <table:table-row table:style-name="ro8">
          <table:table-cell table:style-name="ce6"/>
          <table:table-cell table:number-columns-repeated="255"/>
        </table:table-row>
        <table:table-row table:style-name="ro8">
          <table:table-cell table:style-name="ce6" office:value-type="string">
            <text:p>Casellas Lluvià, Sergi</text:p>
          </table:table-cell>
          <table:table-cell table:style-name="ce11" office:value-type="string">
            <text:p>N</text:p>
          </table:table-cell>
          <table:table-cell table:number-columns-repeated="10" table:style-name="ce11" office:value-type="string">
            <text:p>NO FET</text:p>
          </table:table-cell>
          <table:table-cell table:formula="oooc:=(([.B12]+[.C12]+[.D12])/3)*0.25+(([.E12]+[.F12]+[.G12]+[.H12])/4)*0.5+(([.I12]+[.J12]+[.K12])/3)*0.25" office:value-type="float" office:value="0">
            <text:p>0</text:p>
          </table:table-cell>
          <table:table-cell table:style-name="ce19"/>
          <table:table-cell table:style-name="ce21" table:number-columns-repeated="2"/>
          <table:table-cell table:style-name="ce22" table:number-columns-repeated="240"/>
        </table:table-row>
        <table:table-row table:style-name="ro9">
          <table:table-cell office:value-type="string" table:number-columns-spanned="1" table:number-rows-spanned="2">
            <text:p>Castro Palomares, Daniel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office:value-type="string">
            <text:p>Poques explicacions.</text:p>
          </table:table-cell>
          <table:table-cell office:value-type="string">
            <text:p>Ok.Força complet. Falta alguna imatge potser.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Algunes imatges. Pocs enllaços i referències</text:p>
          </table:table-cell>
          <table:table-cell office:value-type="string">
            <text:p>Pocs</text:p>
          </table:table-cell>
          <table:table-cell office:value-type="string">
            <text:p>Ok</text:p>
          </table:table-cell>
          <table:table-cell office:value-type="string">
            <text:p>Provar imatges petites, enllaços i quadres</text:p>
          </table:table-cell>
          <table:table-cell office:value-type="string">
            <text:p>Es pot millorar</text:p>
          </table:table-cell>
          <table:table-cell/>
          <table:table-cell table:style-name="ce9"/>
          <table:table-cell office:value-type="string">
            <text:p>Imatges sense el seu NOM</text:p>
          </table:table-cell>
          <table:table-cell table:number-columns-repeated="242"/>
        </table:table-row>
        <table:table-row table:style-name="ro4">
          <table:covered-table-cell table:style-name="ce6"/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/>
          <table:table-cell table:formula="oooc:=(([.B14]+[.C14]+[.D14])/3)*0.25+(([.E14]+[.F14]+[.G14]+[.H14])/4)*0.5+(([.I14]+[.J14]+[.K14])/3)*0.25" office:value-type="float" office:value="6.83333333333333">
            <text:p>6,83</text:p>
          </table:table-cell>
          <table:table-cell table:number-columns-repeated="243"/>
        </table:table-row>
        <table:table-row table:style-name="ro10">
          <table:table-cell office:value-type="string" table:number-columns-spanned="1" table:number-rows-spanned="2">
            <text:p>Centelles Ruiz, Oriol</text:p>
          </table:table-cell>
          <table:table-cell office:value-type="string">
            <text:p>S</text:p>
          </table:table-cell>
          <table:table-cell office:value-type="string">
            <text:p>Falten alguns continguts</text:p>
          </table:table-cell>
          <table:table-cell office:value-type="string">
            <text:p>Força Coherent. Masses llistes i pocs paràgrafs</text:p>
          </table:table-cell>
          <table:table-cell table:number-columns-repeated="2" office:value-type="string">
            <text:p>NO FET</text:p>
          </table:table-cell>
          <table:table-cell office:value-type="string">
            <text:p>Algunes imatges, cap enllaç.</text:p>
          </table:table-cell>
          <table:table-cell office:value-type="string">
            <text:p>Pocs</text:p>
          </table:table-cell>
          <table:table-cell office:value-type="string">
            <text:p>Alguns errors de no fitxar-se. Corregir</text:p>
          </table:table-cell>
          <table:table-cell office:value-type="string">
            <text:p>Llistes sense format wiki. Masses llistes i pocs paràgrafs</text:p>
          </table:table-cell>
          <table:table-cell office:value-type="string">
            <text:p>Es pot millorar</text:p>
          </table:table-cell>
          <table:table-cell/>
          <table:table-cell table:style-name="ce9"/>
          <table:table-cell office:value-type="string">
            <text:p>Intenta utilitzar més les teves pròpies paraules. Pendent de correcció ortogràfica i entrega de tasca. La nota no val fins que facis el timeline i la gràfica.</text:p>
          </table:table-cell>
          <table:table-cell table:number-columns-repeated="242"/>
        </table:table-row>
        <table:table-row table:style-name="ro11">
          <table:covered-table-cell table:style-name="ce6"/>
          <table:table-cell table:style-name="Default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/>
          <table:table-cell table:formula="oooc:=(([.B16]+[.C16]+[.D16])/3)*0.25+(([.E16]+[.F16]+[.G16]+[.H16])/4)*0.5+(([.I16]+[.J16]+[.K16])/3)*0.25" office:value-type="float" office:value="4.83333333333333">
            <text:p>4,83</text:p>
          </table:table-cell>
          <table:table-cell table:number-columns-repeated="243"/>
        </table:table-row>
        <table:table-row table:style-name="ro11">
          <table:table-cell table:style-name="ce6"/>
          <table:table-cell table:style-name="Default"/>
          <table:table-cell table:number-columns-repeated="254"/>
        </table:table-row>
        <table:table-row table:style-name="ro8">
          <table:table-cell table:style-name="ce6" office:value-type="string">
            <text:p>Codina Hernández, Carlos</text:p>
          </table:table-cell>
          <table:table-cell table:style-name="ce11" office:value-type="string">
            <text:p>N</text:p>
          </table:table-cell>
          <table:table-cell table:number-columns-repeated="10" table:style-name="ce11" office:value-type="string">
            <text:p>NO FET</text:p>
          </table:table-cell>
          <table:table-cell table:style-name="ce9"/>
          <table:table-cell table:number-columns-repeated="243"/>
        </table:table-row>
        <table:table-row table:style-name="ro12">
          <table:table-cell office:value-type="string" table:number-columns-spanned="1" table:number-rows-spanned="2">
            <text:p>Cruz Josa, Ricard</text:p>
          </table:table-cell>
          <table:table-cell office:value-type="string">
            <text:p>S</text:p>
          </table:table-cell>
          <table:table-cell table:style-name="ce10" office:value-type="string">
            <text:p>Falten continguts importants</text:p>
          </table:table-cell>
          <table:table-cell table:style-name="ce10" office:value-type="string">
            <text:p>Es pot millorar. Poques explicacions. Masses quadres i algunes coses no estan en llista</text:p>
          </table:table-cell>
          <table:table-cell table:number-columns-repeated="2" table:style-name="ce10" office:value-type="string">
            <text:p>NO FET</text:p>
          </table:table-cell>
          <table:table-cell table:style-name="ce10" office:value-type="string">
            <text:p>Cap ni una i no hi ha enllaços</text:p>
          </table:table-cell>
          <table:table-cell table:style-name="ce10" office:value-type="string">
            <text:p>Alguns però pocs</text:p>
          </table:table-cell>
          <table:table-cell table:style-name="ce10" office:value-type="string">
            <text:p>No passes el corrector ortogràfic</text:p>
          </table:table-cell>
          <table:table-cell table:style-name="ce10" office:value-type="string">
            <text:p>Problemes de coherència i llegibilitat</text:p>
          </table:table-cell>
          <table:table-cell office:value-type="string">
            <text:p>Es pot millorar</text:p>
          </table:table-cell>
          <table:table-cell table:style-name="ce10"/>
          <table:table-cell/>
          <table:table-cell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table:style-name="Default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ooc:=(([.B20]+[.C20]+[.D20])/3)*0.25+(([.E20]+[.F20]+[.G20]+[.H20])/4)*0.5+(([.I20]+[.J20]+[.K20])/3)*0.25" office:value-type="float" office:value="2.79166666666667">
            <text:p>2,79</text:p>
          </table:table-cell>
          <table:table-cell table:number-columns-repeated="243"/>
        </table:table-row>
        <table:table-row table:style-name="ro7">
          <table:table-cell office:value-type="string" table:number-columns-spanned="1" table:number-rows-spanned="2">
            <text:p>Delgado Gutiérrez, Daniel</text:p>
          </table:table-cell>
          <table:table-cell office:value-type="string">
            <text:p>Entrega Moodle però falten alguns continguts</text:p>
          </table:table-cell>
          <table:table-cell office:value-type="string">
            <text:p>Falten alguns continguts</text:p>
          </table:table-cell>
          <table:table-cell office:value-type="string">
            <text:p>Força Coherent. Errors en llistes dobles</text:p>
          </table:table-cell>
          <table:table-cell office:value-type="string">
            <text:p>Pendent d'acabar</text:p>
          </table:table-cell>
          <table:table-cell table:style-name="ce10" office:value-type="string">
            <text:p>NO FET</text:p>
          </table:table-cell>
          <table:table-cell office:value-type="string">
            <text:p>Al principi dels apunts però al final No. Pocs enllaços</text:p>
          </table:table-cell>
          <table:table-cell office:value-type="string">
            <text:p>Pocs exemples</text:p>
          </table:table-cell>
          <table:table-cell table:style-name="ce10" office:value-type="string">
            <text:p>No passes el corrector ortogràfic</text:p>
          </table:table-cell>
          <table:table-cell office:value-type="string">
            <text:p>Força coherent però difícil de valorar pels continguts que falten</text:p>
          </table:table-cell>
          <table:table-cell office:value-type="string">
            <text:p>Es pot millorar</text:p>
          </table:table-cell>
          <table:table-cell/>
          <table:table-cell table:style-name="ce9"/>
          <table:table-cell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ooc:=(([.B22]+[.C22]+[.D22])/3)*0.25+(([.E22]+[.F22]+[.G22]+[.H22])/4)*0.5+(([.I22]+[.J22]+[.K22])/3)*0.25" office:value-type="float" office:value="4.3125">
            <text:p>4,31</text:p>
          </table:table-cell>
          <table:table-cell table:number-columns-repeated="243"/>
        </table:table-row>
        <table:table-row table:style-name="ro13">
          <table:table-cell office:value-type="string" table:number-columns-spanned="1" table:number-rows-spanned="2">
            <text:p>García Díaz, Jonathan</text:p>
          </table:table-cell>
          <table:table-cell table:style-name="ce10" office:value-type="string">
            <text:p>No entrega Moodle</text:p>
          </table:table-cell>
          <table:table-cell table:style-name="ce10" office:value-type="string">
            <text:p>Falten molts continguts</text:p>
          </table:table-cell>
          <table:table-cell table:style-name="ce10" office:value-type="string">
            <text:p>PENDENT</text:p>
          </table:table-cell>
          <table:table-cell table:number-columns-repeated="2" table:style-name="ce10" office:value-type="string">
            <text:p>NO FET</text:p>
          </table:table-cell>
          <table:table-cell table:number-columns-repeated="2" table:style-name="ce10" office:value-type="string">
            <text:p>PENDENT</text:p>
          </table:table-cell>
          <table:table-cell table:style-name="ce10" office:value-type="string">
            <text:p>No passes el corrector ortogràfic</text:p>
          </table:table-cell>
          <table:table-cell table:number-columns-repeated="2" table:style-name="ce10" office:value-type="string">
            <text:p>PENDENT</text:p>
          </table:table-cell>
          <table:table-cell table:style-name="ce10" office:value-type="string">
            <text:p>Poques edicions</text:p>
          </table:table-cell>
          <table:table-cell table:style-name="ce10"/>
          <table:table-cell table:style-name="ce19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7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style-name="ce17" table:formula="oooc:=(([.B24]+[.C24]+[.D24])/3)*0.25+(([.E24]+[.F24]+[.G24]+[.H24])/4)*0.5+(([.I24]+[.J24]+[.K24])/3)*0.25" office:value-type="float" office:value="0.333333333333333">
            <text:p>0,33</text:p>
          </table:table-cell>
          <table:table-cell table:style-name="ce19"/>
          <table:table-cell table:number-columns-repeated="242"/>
        </table:table-row>
        <table:table-row table:style-name="ro14">
          <table:table-cell office:value-type="string" table:number-columns-spanned="1" table:number-rows-spanned="2">
            <text:p>Giner Domínguez, Israel</text:p>
          </table:table-cell>
          <table:table-cell table:style-name="ce10" office:value-type="string">
            <text:p>No entrega Moodle</text:p>
          </table:table-cell>
          <table:table-cell table:style-name="ce10" office:value-type="string">
            <text:p>Falten molts continguts</text:p>
          </table:table-cell>
          <table:table-cell table:style-name="ce10" office:value-type="string">
            <text:p>PENDENT</text:p>
          </table:table-cell>
          <table:table-cell table:number-columns-repeated="2" table:style-name="ce10" office:value-type="string">
            <text:p>NO FET</text:p>
          </table:table-cell>
          <table:table-cell table:number-columns-repeated="2" table:style-name="ce10" office:value-type="string">
            <text:p>PENDENT</text:p>
          </table:table-cell>
          <table:table-cell table:style-name="ce10" office:value-type="string">
            <text:p>No passes el corrector ortogràfic</text:p>
          </table:table-cell>
          <table:table-cell table:number-columns-repeated="2" table:style-name="ce10" office:value-type="string">
            <text:p>PENDENT</text:p>
          </table:table-cell>
          <table:table-cell table:style-name="ce10" office:value-type="string">
            <text:p>Poques edicions</text:p>
          </table:table-cell>
          <table:table-cell table:style-name="ce10"/>
          <table:table-cell table:style-name="ce19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style-name="ce17" table:formula="oooc:=(([.B26]+[.C26]+[.D26])/3)*0.25+(([.E26]+[.F26]+[.G26]+[.H26])/4)*0.5+(([.I26]+[.J26]+[.K26])/3)*0.25" office:value-type="float" office:value="0.333333333333333">
            <text:p>0,33</text:p>
          </table:table-cell>
          <table:table-cell table:style-name="ce19"/>
          <table:table-cell table:number-columns-repeated="242"/>
        </table:table-row>
        <table:table-row table:style-name="ro15">
          <table:table-cell office:value-type="string" table:number-columns-spanned="1" table:number-rows-spanned="2">
            <text:p>Gonzalez Martínez, Xavier</text:p>
          </table:table-cell>
          <table:table-cell office:value-type="string">
            <text:p>S</text:p>
          </table:table-cell>
          <table:table-cell table:style-name="ce10" office:value-type="string">
            <text:p>Força complet</text:p>
          </table:table-cell>
          <table:table-cell office:value-type="string">
            <text:p>Es pot millorar la presentació. Poques explicacions.</text:p>
          </table:table-cell>
          <table:table-cell table:style-name="ce10" office:value-type="string">
            <text:p>Fet però es pot millorar la presentació</text:p>
          </table:table-cell>
          <table:table-cell table:style-name="ce10" office:value-type="string">
            <text:p>NO FET</text:p>
          </table:table-cell>
          <table:table-cell table:style-name="ce10" office:value-type="string">
            <text:p>No hi ha materials addicionals ni enllaços</text:p>
          </table:table-cell>
          <table:table-cell office:value-type="string">
            <text:p>Falten alguns continguts explicats a classe</text:p>
          </table:table-cell>
          <table:table-cell table:style-name="ce10" office:value-type="string">
            <text:p>No passes del tot corrector ortogràfic</text:p>
          </table:table-cell>
          <table:table-cell office:value-type="string">
            <text:p>Força coherent però difícil de valorar per falta de continguts</text:p>
          </table:table-cell>
          <table:table-cell office:value-type="string">
            <text:p>Es pot millorar</text:p>
          </table:table-cell>
          <table:table-cell table:style-name="ce10"/>
          <table:table-cell table:style-name="ce9"/>
          <table:table-cell table:style-name="ce19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table:style-name="Default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ooc:=(([.B28]+[.C28]+[.D28])/3)*0.25+(([.E28]+[.F28]+[.G28]+[.H28])/4)*0.5+(([.I28]+[.J28]+[.K28])/3)*0.25" office:value-type="float" office:value="5.3125">
            <text:p>5,31</text:p>
          </table:table-cell>
          <table:table-cell table:number-columns-repeated="243"/>
        </table:table-row>
        <table:table-row table:style-name="ro16">
          <table:table-cell office:value-type="string" table:number-columns-spanned="1" table:number-rows-spanned="2">
            <text:p>Picazo Martínez, Ivan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office:value-type="string">
            <text:p>Es pot millorar la presentació. Poques explicacions.</text:p>
          </table:table-cell>
          <table:table-cell office:value-type="string">
            <text:p>ok. Força complet. 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Falten enllaços i referències</text:p>
          </table:table-cell>
          <table:table-cell office:value-type="string">
            <text:p>Falten alguns continguts explicats a classe</text:p>
          </table:table-cell>
          <table:table-cell office:value-type="string">
            <text:p>Hi han alguns errors i paraules castellanes</text:p>
          </table:table-cell>
          <table:table-cell office:value-type="string">
            <text:p>Força Coherent.</text:p>
          </table:table-cell>
          <table:table-cell office:value-type="string">
            <text:p>Es pot millorar</text:p>
          </table:table-cell>
          <table:table-cell/>
          <table:table-cell table:style-name="ce9"/>
          <table:table-cell table:style-name="ce19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style-name="Default" office:value-type="float" office:value="7.5">
            <text:p>7,5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6.5">
            <text:p>6,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ooc:=(([.B30]+[.C30]+[.D30])/3)*0.25+(([.E30]+[.F30]+[.G30]+[.H30])/4)*0.5+(([.I30]+[.J30]+[.K30])/3)*0.25" office:value-type="float" office:value="7.04166666666667">
            <text:p>7,04</text:p>
          </table:table-cell>
          <table:table-cell table:style-name="Default"/>
          <table:table-cell table:number-columns-repeated="242"/>
        </table:table-row>
      </table:table>
      <table:table table:name="GRUP B" table:style-name="ta1" table:print="false">
        <office:forms form:automatic-focus="false" form:apply-design-mode="false"/>
        <table:table-column table:style-name="co13" table:default-cell-style-name="ce25"/>
        <table:table-column table:style-name="co15" table:default-cell-style-name="ce9"/>
        <table:table-column table:style-name="co14" table:number-columns-repeated="4" table:default-cell-style-name="ce9"/>
        <table:table-column table:style-name="co16" table:default-cell-style-name="ce9"/>
        <table:table-column table:style-name="co14" table:default-cell-style-name="ce9"/>
        <table:table-column table:style-name="co17" table:default-cell-style-name="ce9"/>
        <table:table-column table:style-name="co14" table:default-cell-style-name="ce9"/>
        <table:table-column table:style-name="co14" table:default-cell-style-name="ce27"/>
        <table:table-column table:style-name="co18" table:default-cell-style-name="ce9"/>
        <table:table-column table:style-name="co14" table:default-cell-style-name="ce27"/>
        <table:table-column table:style-name="co19" table:default-cell-style-name="ce20"/>
        <table:table-row table:style-name="ro18">
          <table:table-cell table:style-name="ce1" office:value-type="string">
            <text:p>Correcció wiki</text:p>
          </table:table-cell>
          <table:table-cell table:style-name="ce8" office:value-type="string" table:number-columns-spanned="3" table:number-rows-spanned="1">
            <text:p>Organització del treball</text:p>
          </table:table-cell>
          <table:covered-table-cell table:number-columns-repeated="2" table:style-name="ce1"/>
          <table:table-cell table:style-name="ce8" office:value-type="string" table:number-columns-spanned="4" table:number-rows-spanned="1">
            <text:p>Continguts</text:p>
          </table:table-cell>
          <table:covered-table-cell table:number-columns-repeated="3" table:style-name="ce1"/>
          <table:table-cell table:style-name="ce8" office:value-type="string" table:number-columns-spanned="3" table:number-rows-spanned="1">
            <text:p>Correcció lingüística i de format</text:p>
          </table:table-cell>
          <table:covered-table-cell table:style-name="ce14"/>
          <table:covered-table-cell table:style-name="ce1"/>
          <table:table-cell table:style-name="ce14" office:value-type="string">
            <text:p>Errors</text:p>
          </table:table-cell>
          <table:table-cell table:style-name="ce15" office:value-type="string">
            <text:p>NOTA FINAL</text:p>
          </table:table-cell>
          <table:table-cell table:style-name="Default"/>
        </table:table-row>
        <table:table-row table:style-name="ro19">
          <table:table-cell table:style-name="ce1"/>
          <table:table-cell table:style-name="ce1" office:value-type="string">
            <text:p>Entrega a temps</text:p>
          </table:table-cell>
          <table:table-cell table:style-name="ce1" office:value-type="string">
            <text:p>Completesa</text:p>
          </table:table-cell>
          <table:table-cell table:style-name="ce12" office:value-type="string">
            <text:p>Presentació</text:p>
          </table:table-cell>
          <table:table-cell table:style-name="ce1" office:value-type="string">
            <text:p>Timeline</text:p>
          </table:table-cell>
          <table:table-cell table:style-name="ce1" office:value-type="string">
            <text:p>Gràfica Sistema Comunicacions</text:p>
          </table:table-cell>
          <table:table-cell table:style-name="ce1" office:value-type="string">
            <text:p>Ús d'imatges, materials addicionals, enllaços</text:p>
          </table:table-cell>
          <table:table-cell table:style-name="ce1" office:value-type="string">
            <text:p>Exemples, continguts explicats a classe</text:p>
          </table:table-cell>
          <table:table-cell table:style-name="ce1" office:value-type="string">
            <text:p>Ortografia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Expressió</text:p>
          </table:table-cell>
          <table:table-cell table:style-name="ce1" table:number-columns-repeated="2"/>
          <table:table-cell table:style-name="Default"/>
        </table:table-row>
        <table:table-row table:style-name="ro13">
          <table:table-cell table:style-name="ce23" office:value-type="string" table:number-columns-spanned="1" table:number-rows-spanned="2">
            <text:p>Martínez Albarracín, Jeronimo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Falten alguns continguts</text:p>
          </table:table-cell>
          <table:table-cell table:style-name="ce10" office:value-type="string">
            <text:p>Força coherent però falta d'alguns continguts impedeix valorar millor</text:p>
          </table:table-cell>
          <table:table-cell table:style-name="ce27" office:value-type="string">
            <text:p>No FET</text:p>
          </table:table-cell>
          <table:table-cell office:value-type="string">
            <text:p>Gràfica bàsica. No aplica exemples explicats a classe</text:p>
          </table:table-cell>
          <table:table-cell table:style-name="ce27" office:value-type="string">
            <text:p>Només una i cap enllaç addicional</text:p>
          </table:table-cell>
          <table:table-cell table:style-name="ce27" office:value-type="string">
            <text:p>Pobre. No hi ha exemples d'espectre, ni de sorolls ni altres coses que hem fet a classe</text:p>
          </table:table-cell>
          <table:table-cell table:style-name="ce27" office:value-type="string">
            <text:p>Tens faltes</text:p>
          </table:table-cell>
          <table:table-cell table:style-name="ce10" office:value-type="string">
            <text:p>Força coherent però hi han poques explicacions</text:p>
          </table:table-cell>
          <table:table-cell office:value-type="string">
            <text:p>És pot millorar</text:p>
          </table:table-cell>
          <table:table-cell table:style-name="ce27"/>
          <table:table-cell/>
          <table:table-cell table:style-name="ce32" office:value-type="string">
            <text:p>Cal passar el corrector sinó no posaré NOTA</text:p>
          </table:table-cell>
        </table:table-row>
        <table:table-row table:style-name="ro20">
          <table:covered-table-cell table:style-name="ce24"/>
          <table:table-cell table:style-name="ce27" office:value-type="float" office:value="9">
            <text:p>9</text:p>
          </table:table-cell>
          <table:table-cell table:style-name="ce27" office:value-type="float" office:value="6.5">
            <text:p>6,5</text:p>
          </table:table-cell>
          <table:table-cell table:style-name="ce10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7"/>
          <table:table-cell table:style-name="ce31" table:formula="oooc:=(([.B4]+[.C4]+[.D4])/3)*0.25+(([.E4]+[.F4]+[.G4]+[.H4])/4)*0.5+(([.I4]+[.J4]+[.K4])/3)*0.25" office:value-type="float" office:value="3.95833333333333">
            <text:p>3,96</text:p>
          </table:table-cell>
          <table:table-cell table:style-name="ce9"/>
        </table:table-row>
        <table:table-row table:style-name="ro21">
          <table:table-cell office:value-type="string" table:number-columns-spanned="1" table:number-rows-spanned="2">
            <text:p>Martínez Gurillo, Josep Antoni</text:p>
          </table:table-cell>
          <table:table-cell office:value-type="string">
            <text:p>S/N</text:p>
          </table:table-cell>
          <table:table-cell office:value-type="string">
            <text:p>Correcta</text:p>
          </table:table-cell>
          <table:table-cell office:value-type="string">
            <text:p>Algunes incoherències (parts molt ben fetes i altres amb errors) però força bé</text:p>
          </table:table-cell>
          <table:table-cell office:value-type="string">
            <text:p>Ok. Molt bé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Potser falta algun enllaç o referència però MOLT BÉ</text:p>
          </table:table-cell>
          <table:table-cell office:value-type="string">
            <text:p>Força bé. Faltaria alguns exemples a l'espectre i tipus de sorolls, etc.</text:p>
          </table:table-cell>
          <table:table-cell office:value-type="string">
            <text:p>Errors tipogràfics i faltes ortogràfiques</text:p>
          </table:table-cell>
          <table:table-cell office:value-type="string">
            <text:p>Força correcta. Corregir algunes incoherències i imatges en comptes de PDFs</text:p>
          </table:table-cell>
          <table:table-cell office:value-type="string">
            <text:p>És pot millorar</text:p>
          </table:table-cell>
          <table:table-cell table:number-columns-repeated="2"/>
          <table:table-cell table:style-name="ce32" office:value-type="string">
            <text:p>Cal passar el corrector sinó no posaré NOTA</text:p>
          </table:table-cell>
        </table:table-row>
        <table:table-row table:style-name="ro22">
          <table:covered-table-cell table:style-name="ce26"/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/>
          <table:table-cell table:style-name="ce31" table:formula="oooc:=(([.B6]+[.C6]+[.D6])/3)*0.25+(([.E6]+[.F6]+[.G6]+[.H6])/4)*0.5+(([.I6]+[.J6]+[.K6])/3)*0.25" office:value-type="float" office:value="6.91666666666667">
            <text:p>6,92</text:p>
          </table:table-cell>
          <table:table-cell table:style-name="ce9" office:value-type="string">
            <text:p>Esborrar l'índex que surt al final</text:p>
          </table:table-cell>
        </table:table-row>
        <table:table-row table:style-name="ro23">
          <table:table-cell office:value-type="string" table:number-columns-spanned="1" table:number-rows-spanned="2">
            <text:p>Merce Alvarez, Adrián</text:p>
          </table:table-cell>
          <table:table-cell office:value-type="string">
            <text:p>S</text:p>
          </table:table-cell>
          <table:table-cell office:value-type="string">
            <text:p>Bé</text:p>
          </table:table-cell>
          <table:table-cell office:value-type="string">
            <text:p>Masses quadres de definició</text:p>
          </table:table-cell>
          <table:table-cell office:value-type="string">
            <text:p>Un mica justa</text:p>
          </table:table-cell>
          <table:table-cell office:value-type="string">
            <text:p>NO FET</text:p>
          </table:table-cell>
          <table:table-cell office:value-type="string">
            <text:p>Esta bé però no hi ha cap imatge inèdita que no estes a les transparències</text:p>
          </table:table-cell>
          <table:table-cell table:style-name="ce27" office:value-type="string">
            <text:p>Pobre. No hi ha exemples d'espectre, ni de sorolls ni altres coses que hem fet a classe</text:p>
          </table:table-cell>
          <table:table-cell office:value-type="string">
            <text:p>Errors tipogràfics i faltes ortogràfiques</text:p>
          </table:table-cell>
          <table:table-cell office:value-type="string">
            <text:p>Falten explicacions. Tot és massa sintètic</text:p>
          </table:table-cell>
          <table:table-cell office:value-type="string">
            <text:p>És pot millorar</text:p>
          </table:table-cell>
          <table:table-cell office:value-type="string">
            <text:p>Coses “similars” a les d'un company</text:p>
          </table:table-cell>
          <table:table-cell/>
          <table:table-cell table:style-name="ce32" office:value-type="string">
            <text:p>Cal passar el corrector sinó no posaré NOTA</text:p>
          </table:table-cell>
        </table:table-row>
        <table:table-row table:style-name="ro20">
          <table:covered-table-cell table:style-name="ce26"/>
          <table:table-cell table:number-columns-repeated="2" office:value-type="float" office:value="9">
            <text:p>9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/>
          <table:table-cell table:style-name="ce31" table:formula="oooc:=(([.B8]+[.C8]+[.D8])/3)*0.25+(([.E8]+[.F8]+[.G8]+[.H8])/4)*0.5+(([.I8]+[.J8]+[.K8])/3)*0.25" office:value-type="float" office:value="4.9375">
            <text:p>4,94</text:p>
          </table:table-cell>
          <table:table-cell table:style-name="ce9" office:value-type="string">
            <text:p>POSA EL NOM A LES IMATGES!!!</text:p>
          </table:table-cell>
        </table:table-row>
        <table:table-row table:style-name="ro24">
          <table:table-cell office:value-type="string" table:number-columns-spanned="1" table:number-rows-spanned="2">
            <text:p>Morante Polo, Victor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table:style-name="ce10" office:value-type="string">
            <text:p>Força coherent però falta d'alguns continguts impedeix valorar millor</text:p>
          </table:table-cell>
          <table:table-cell office:value-type="string">
            <text:p>Força bé.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Només al timeline</text:p>
          </table:table-cell>
          <table:table-cell office:value-type="string">
            <text:p>Molt pobre</text:p>
          </table:table-cell>
          <table:table-cell office:value-type="string">
            <text:p>Errors tipogràfics i faltes ortogràfiques</text:p>
          </table:table-cell>
          <table:table-cell table:style-name="ce10" office:value-type="string">
            <text:p>Força coherent però hi han poques explicacions</text:p>
          </table:table-cell>
          <table:table-cell office:value-type="string">
            <text:p>És pot millorar</text:p>
          </table:table-cell>
          <table:table-cell office:value-type="string">
            <text:p>Coses “similars” a les d'un company</text:p>
          </table:table-cell>
          <table:table-cell/>
          <table:table-cell table:style-name="ce32" office:value-type="string">
            <text:p>Cal passar el corrector sinó no posaré NOTA</text:p>
          </table:table-cell>
        </table:table-row>
        <table:table-row table:style-name="ro25">
          <table:covered-table-cell table:style-name="ce26"/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6.5">
            <text:p>6,5</text:p>
          </table:table-cell>
          <table:table-cell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9" office:value-type="float" office:value="7.5">
            <text:p>7,5</text:p>
          </table:table-cell>
          <table:table-cell table:style-name="Default"/>
          <table:table-cell table:style-name="ce31" table:formula="oooc:=(([.B10]+[.C10]+[.D10])/3)*0.25+(([.E10]+[.F10]+[.G10]+[.H10])/4)*0.5+(([.I10]+[.J10]+[.K10])/3)*0.25" office:value-type="float" office:value="4.9375">
            <text:p>4,94</text:p>
          </table:table-cell>
          <table:table-cell table:style-name="ce9" office:value-type="string">
            <text:p>Molt bé exemple ascii però esta malament escrit!</text:p>
          </table:table-cell>
        </table:table-row>
        <table:table-row table:style-name="ro26">
          <table:table-cell office:value-type="string" table:number-columns-spanned="1" table:number-rows-spanned="2">
            <text:p>Moreno Valenzuela, Alberto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office:value-type="string">
            <text:p>Masses quadres de definició?</text:p>
          </table:table-cell>
          <table:table-cell office:value-type="string">
            <text:p>Força bé.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Potser falta algun enllaç o referència però força BÉ sobretot les gràfiques addicionals</text:p>
          </table:table-cell>
          <table:table-cell office:value-type="string">
            <text:p>Força bé tot i poden haver-hi més exemples de soroll o altres...</text:p>
          </table:table-cell>
          <table:table-cell office:value-type="string">
            <text:p>Força bé</text:p>
          </table:table-cell>
          <table:table-cell table:style-name="ce10" office:value-type="string">
            <text:p>Força coherent però hi han poques explicacions</text:p>
          </table:table-cell>
          <table:table-cell office:value-type="string">
            <text:p>És pot millorar</text:p>
          </table:table-cell>
          <table:table-cell/>
          <table:table-cell table:style-name="ce31"/>
          <table:table-cell table:style-name="ce32" office:value-type="string">
            <text:p>Cal passar el corrector sinó no posaré NOTA</text:p>
          </table:table-cell>
        </table:table-row>
        <table:table-row table:style-name="ro22">
          <table:covered-table-cell table:style-name="ce26"/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/>
          <table:table-cell office:value-type="float" office:value="7.5">
            <text:p>7,5</text:p>
          </table:table-cell>
          <table:table-cell table:style-name="ce27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ce9" office:value-type="float" office:value="7.5">
            <text:p>7,5</text:p>
          </table:table-cell>
          <table:table-cell/>
          <table:table-cell table:style-name="ce31" table:formula="oooc:=(([.B12]+[.C12]+[.D12])/3)*0.25+(([.E12]+[.F12]+[.G12]+[.H12])/4)*0.5+(([.I12]+[.J12]+[.K12])/3)*0.25" office:value-type="float" office:value="6.3125">
            <text:p>6,31</text:p>
          </table:table-cell>
          <table:table-cell table:style-name="ce9" office:value-type="string">
            <text:p>Bé per posar el nom a les imatges!!</text:p>
          </table:table-cell>
        </table:table-row>
        <table:table-row table:style-name="ro27">
          <table:table-cell office:value-type="string" table:number-columns-spanned="1" table:number-rows-spanned="2">
            <text:p>Moya Canton, Carlos</text:p>
          </table:table-cell>
          <table:table-cell office:value-type="string">
            <text:p>No moodle</text:p>
          </table:table-cell>
          <table:table-cell office:value-type="string">
            <text:p>Falten alguns continguts molt importants</text:p>
          </table:table-cell>
          <table:table-cell table:style-name="ce10" office:value-type="string">
            <text:p>Força coherent però falta d'alguns continguts impedeix valorar millor</text:p>
          </table:table-cell>
          <table:table-cell office:value-type="string">
            <text:p>fluix</text:p>
          </table:table-cell>
          <table:table-cell office:value-type="string">
            <text:p>NO FET</text:p>
          </table:table-cell>
          <table:table-cell table:style-name="ce27" office:value-type="string">
            <text:p>Casi nul i cap enllaç addicional</text:p>
          </table:table-cell>
          <table:table-cell office:value-type="string">
            <text:p>fluix</text:p>
          </table:table-cell>
          <table:table-cell table:style-name="ce27" office:value-type="string">
            <text:p>Tens faltes</text:p>
          </table:table-cell>
          <table:table-cell table:style-name="ce10" office:value-type="string">
            <text:p>Força coherent però hi han poques explicacions</text:p>
          </table:table-cell>
          <table:table-cell office:value-type="string">
            <text:p>És pot millorar</text:p>
          </table:table-cell>
          <table:table-cell table:number-columns-repeated="2"/>
          <table:table-cell office:value-type="string">
            <text:p>No es valorarà fins que no ho posi al Moodle</text:p>
          </table:table-cell>
        </table:table-row>
        <table:table-row table:style-name="ro22">
          <table:covered-table-cell table:style-name="ce26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7"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/>
          <table:table-cell table:style-name="ce31" table:formula="oooc:=(([.B14]+[.C14]+[.D14])/3)*0.25+(([.E14]+[.F14]+[.G14]+[.H14])/4)*0.5+(([.I14]+[.J14]+[.K14])/3)*0.25" office:value-type="float" office:value="2.52083333333333">
            <text:p>2,52</text:p>
          </table:table-cell>
          <table:table-cell table:style-name="ce32" office:value-type="string">
            <text:p>Cal passar el corrector sinó no posaré NOTA</text:p>
          </table:table-cell>
        </table:table-row>
        <table:table-row table:style-name="ro28">
          <table:table-cell office:value-type="string" table:number-columns-spanned="1" table:number-rows-spanned="2">
            <text:p>Nuñez Romeu, Antoni</text:p>
          </table:table-cell>
          <table:table-cell office:value-type="string">
            <text:p>S</text:p>
          </table:table-cell>
          <table:table-cell office:value-type="string">
            <text:p>Falten continguts molt importants</text:p>
          </table:table-cell>
          <table:table-cell table:style-name="ce10" office:value-type="string">
            <text:p>Força coherent però falta d'alguns continguts impedeix valorar millor</text:p>
          </table:table-cell>
          <table:table-cell office:value-type="string">
            <text:p>NO FET</text:p>
          </table:table-cell>
          <table:table-cell office:value-type="string">
            <text:p>Gràfica bàsica. No aplica exemples explicats a classe</text:p>
          </table:table-cell>
          <table:table-cell table:style-name="ce27" office:value-type="string">
            <text:p>Casi nul i cap enllaç addicional</text:p>
          </table:table-cell>
          <table:table-cell office:value-type="string">
            <text:p>fluix</text:p>
          </table:table-cell>
          <table:table-cell office:value-type="string">
            <text:p>Poques faltes però es degut a la còpia literal</text:p>
          </table:table-cell>
          <table:table-cell table:style-name="ce10" office:value-type="string">
            <text:p>Força coherent però hi han poques explicacions pròpies</text:p>
          </table:table-cell>
          <table:table-cell office:value-type="string">
            <text:p>És pot millorar</text:p>
          </table:table-cell>
          <table:table-cell office:value-type="string">
            <text:p>No utilitza les seves pròpies paraules per explicar. Còpia calcada de transparències</text:p>
          </table:table-cell>
          <table:table-cell table:number-columns-repeated="2"/>
        </table:table-row>
        <table:table-row table:style-name="ro22">
          <table:covered-table-cell table:style-name="ce26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/>
          <table:table-cell table:style-name="ce31" table:formula="oooc:=(([.B16]+[.C16]+[.D16])/3)*0.25+(([.E16]+[.F16]+[.G16]+[.H16])/4)*0.5+(([.I16]+[.J16]+[.K16])/3)*0.25" office:value-type="float" office:value="3.16666666666667">
            <text:p>3,17</text:p>
          </table:table-cell>
          <table:table-cell/>
        </table:table-row>
        <table:table-row table:style-name="ro29">
          <table:table-cell office:value-type="string" table:number-columns-spanned="1" table:number-rows-spanned="2">
            <text:p>Priego Martínez, Victor Manuel</text:p>
          </table:table-cell>
          <table:table-cell office:value-type="string">
            <text:p>No moodle</text:p>
          </table:table-cell>
          <table:table-cell office:value-type="string">
            <text:p>Falten alguns continguts molt importants</text:p>
          </table:table-cell>
          <table:table-cell office:value-type="string">
            <text:p>Masses quadres de definició</text:p>
          </table:table-cell>
          <table:table-cell table:number-columns-repeated="2" office:value-type="string">
            <text:p>NO FET</text:p>
          </table:table-cell>
          <table:table-cell table:style-name="ce27" office:value-type="string">
            <text:p>Casi nul i cap enllaç addicional</text:p>
          </table:table-cell>
          <table:table-cell office:value-type="string">
            <text:p>fluix</text:p>
          </table:table-cell>
          <table:table-cell table:style-name="ce27" office:value-type="string">
            <text:p>Tens moltes faltes i errors tipogràfics</text:p>
          </table:table-cell>
          <table:table-cell office:value-type="string">
            <text:p>Hi ha incoherències i difícil de valorar per falta de continguts</text:p>
          </table:table-cell>
          <table:table-cell office:value-type="string">
            <text:p>És pot millorar</text:p>
          </table:table-cell>
          <table:table-cell table:number-columns-repeated="2"/>
          <table:table-cell office:value-type="string">
            <text:p>No es valorarà fins que no ho posi al Moodle Cal passar el corrector sinó no posaré NOTA</text:p>
          </table:table-cell>
        </table:table-row>
        <table:table-row table:style-name="ro30">
          <table:covered-table-cell table:style-name="ce26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/>
          <table:table-cell table:style-name="ce31" table:formula="oooc:=(([.B18]+[.C18]+[.D18])/3)*0.25+(([.E18]+[.F18]+[.G18]+[.H18])/4)*0.5+(([.I18]+[.J18]+[.K18])/3)*0.25" office:value-type="float" office:value="2.58333333333333">
            <text:p>2,58</text:p>
          </table:table-cell>
          <table:table-cell office:value-type="string">
            <text:p>Ha modificat la web de Ricard Cruz de l'altre GRUP, la plantilla,etc.!</text:p>
          </table:table-cell>
        </table:table-row>
        <table:table-row table:style-name="ro31">
          <table:table-cell office:value-type="string" table:number-columns-spanned="1" table:number-rows-spanned="2">
            <text:p>Ramos Ruiz, Esteban</text:p>
          </table:table-cell>
          <table:table-cell office:value-type="string">
            <text:p>Si</text:p>
          </table:table-cell>
          <table:table-cell office:value-type="string">
            <text:p>Falta AM i FM</text:p>
          </table:table-cell>
          <table:table-cell table:style-name="ce10" office:value-type="string">
            <text:p>Força coherent però falta d'alguns continguts impedeix valorar millor</text:p>
          </table:table-cell>
          <table:table-cell office:value-type="string">
            <text:p>NO FET</text:p>
          </table:table-cell>
          <table:table-cell office:value-type="string">
            <text:p>Gràfica bàsica. No aplica exemples explicats a classe</text:p>
          </table:table-cell>
          <table:table-cell table:style-name="ce27" office:value-type="string">
            <text:p>Casi nul i cap enllaç addicional</text:p>
          </table:table-cell>
          <table:table-cell office:value-type="string">
            <text:p>fluix però hi ha algun exemple posat</text:p>
          </table:table-cell>
          <table:table-cell table:style-name="ce27" office:value-type="string">
            <text:p>Tens moltes faltes i errors tipogràfics</text:p>
          </table:table-cell>
          <table:table-cell table:style-name="ce10" office:value-type="string">
            <text:p>Força coherent però hi han poques explicacions pròpies</text:p>
          </table:table-cell>
          <table:table-cell office:value-type="string">
            <text:p>És pot millorar</text:p>
          </table:table-cell>
          <table:table-cell office:value-type="string">
            <text:p>sudo get-get!!</text:p>
          </table:table-cell>
          <table:table-cell/>
          <table:table-cell table:style-name="ce32" office:value-type="string">
            <text:p>Cal passar el corrector sinó no posaré NOTA</text:p>
          </table:table-cell>
        </table:table-row>
        <table:table-row table:style-name="ro22">
          <table:covered-table-cell table:style-name="ce26"/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5.5">
            <text:p>5,5</text:p>
          </table:table-cell>
          <table:table-cell table:style-name="Default"/>
          <table:table-cell table:style-name="ce31" table:formula="oooc:=(([.B20]+[.C20]+[.D20])/3)*0.25+(([.E20]+[.F20]+[.G20]+[.H20])/4)*0.5+(([.I20]+[.J20]+[.K20])/3)*0.25" office:value-type="float" office:value="4.04166666666667">
            <text:p>4,04</text:p>
          </table:table-cell>
          <table:table-cell/>
        </table:table-row>
        <table:table-row table:style-name="ro32">
          <table:table-cell office:value-type="string" table:number-columns-spanned="1" table:number-rows-spanned="2">
            <text:p>Redondo Rodríguez, Sergio</text:p>
          </table:table-cell>
          <table:table-cell office:value-type="string">
            <text:p>No moodle</text:p>
          </table:table-cell>
          <table:table-cell office:value-type="string">
            <text:p>Força complet</text:p>
          </table:table-cell>
          <table:table-cell table:style-name="ce10" office:value-type="string">
            <text:p>Força coherent però falta d'alguns continguts impedeix valorar millor</text:p>
          </table:table-cell>
          <table:table-cell office:value-type="string">
            <text:p>NO FET</text:p>
          </table:table-cell>
          <table:table-cell office:value-type="string">
            <text:p>Gràfica bàsica. No aplica exemples explicats a classe</text:p>
          </table:table-cell>
          <table:table-cell table:style-name="ce27" office:value-type="string">
            <text:p>Casi nul i cap enllaç addicional</text:p>
          </table:table-cell>
          <table:table-cell office:value-type="string">
            <text:p>fluix</text:p>
          </table:table-cell>
          <table:table-cell office:value-type="string">
            <text:p>Hi han faltes en tots aquells paràgrafs que no has copiat /enganxat</text:p>
          </table:table-cell>
          <table:table-cell office:value-type="string">
            <text:p>No hi han gaires explicacions pròpies</text:p>
          </table:table-cell>
          <table:table-cell office:value-type="string">
            <text:p>És pot millorar</text:p>
          </table:table-cell>
          <table:table-cell office:value-type="string">
            <text:p>UD1, UD2 no era la forma de posar les unitats didàctiques</text:p>
          </table:table-cell>
          <table:table-cell/>
          <table:table-cell office:value-type="string">
            <text:p>No es valorarà fins que no ho posi al Moodle</text:p>
          </table:table-cell>
        </table:table-row>
        <table:table-row table:style-name="ro33">
          <table:covered-table-cell table:style-name="ce26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office:value-type="string">
            <text:p>NO COPIAR I PEGAR DE LES TRANSPARÈNCIES</text:p>
          </table:table-cell>
          <table:table-cell table:style-name="ce31" table:formula="oooc:=(([.B22]+[.C22]+[.D22])/3)*0.25+(([.E22]+[.F22]+[.G22]+[.H22])/4)*0.5+(([.I22]+[.J22]+[.K22])/3)*0.25" office:value-type="float" office:value="3.14583333333333">
            <text:p>3,15</text:p>
          </table:table-cell>
          <table:table-cell table:style-name="ce32" office:value-type="string">
            <text:p>Cal passar el corrector sinó no posaré NOTA</text:p>
          </table:table-cell>
        </table:table-row>
        <table:table-row table:style-name="ro22">
          <table:table-cell office:value-type="string" table:number-columns-spanned="1" table:number-rows-spanned="2">
            <text:p>Solares Fuentes, Génova</text:p>
          </table:table-cell>
          <table:table-cell table:style-name="ce28" office:value-type="string">
            <text:p>No moodle</text:p>
          </table:table-cell>
          <table:table-cell table:number-columns-repeated="10" table:style-name="ce30" office:value-type="string">
            <text:p>NO FET</text:p>
          </table:table-cell>
          <table:table-cell table:number-columns-repeated="2"/>
        </table:table-row>
        <table:table-row table:style-name="ro22">
          <table:covered-table-cell table:style-name="ce26"/>
          <table:table-cell table:style-name="ce28" office:value-type="float" office:value="0">
            <text:p>0</text:p>
          </table:table-cell>
          <table:table-cell table:number-columns-repeated="10" table:style-name="ce30" office:value-type="float" office:value="0">
            <text:p>0</text:p>
          </table:table-cell>
          <table:table-cell/>
          <table:table-cell/>
        </table:table-row>
        <table:table-row table:style-name="ro34">
          <table:table-cell office:value-type="string" table:number-columns-spanned="1" table:number-rows-spanned="2">
            <text:p>Tor Quesada, Carlos</text:p>
          </table:table-cell>
          <table:table-cell office:value-type="string">
            <text:p>S</text:p>
          </table:table-cell>
          <table:table-cell office:value-type="string">
            <text:p>Falta línia dedicada i pública i terminals</text:p>
          </table:table-cell>
          <table:table-cell office:value-type="string">
            <text:p>Força coherent. Potser falta una mica més de text i menys coloraines ;-)</text:p>
          </table:table-cell>
          <table:table-cell office:value-type="string">
            <text:p>Molt bé. Potser alguna imatge haques estat bé</text:p>
          </table:table-cell>
          <table:table-cell office:value-type="string">
            <text:p>Gràfica bàsica. No aplica exemples explicats a classe</text:p>
          </table:table-cell>
          <table:table-cell table:number-columns-repeated="2" office:value-type="string">
            <text:p>Força bé</text:p>
          </table:table-cell>
          <table:table-cell office:value-type="string">
            <text:p>Errors tipogràfics i faltes ortogràfiques</text:p>
          </table:table-cell>
          <table:table-cell table:style-name="ce20" office:value-type="string">
            <text:p>Falten més explicacions i menys sintètic</text:p>
          </table:table-cell>
          <table:table-cell office:value-type="string">
            <text:p>És pot millorar</text:p>
          </table:table-cell>
          <table:table-cell table:number-columns-repeated="2"/>
          <table:table-cell table:style-name="ce32" office:value-type="string">
            <text:p>Cal passar el corrector sinó no posaré NOTA</text:p>
          </table:table-cell>
        </table:table-row>
        <table:table-row table:style-name="ro22">
          <table:covered-table-cell table:style-name="ce26"/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table:style-name="Default"/>
          <table:table-cell table:style-name="ce9" office:value-type="float" office:value="6">
            <text:p>6</text:p>
          </table:table-cell>
          <table:table-cell/>
          <table:table-cell table:style-name="ce31" table:formula="oooc:=(([.B26]+[.C26]+[.D26])/3)*0.25+(([.E26]+[.F26]+[.G26]+[.H26])/4)*0.5+(([.I26]+[.J26]+[.K26])/3)*0.25" office:value-type="float" office:value="5.9375">
            <text:p>5,94</text:p>
          </table:table-cell>
          <table:table-cell office:value-type="string">
            <text:p>NOM de l'usuari a les imatges!!!</text:p>
          </table:table-cell>
        </table:table-row>
        <table:table-row table:style-name="ro22">
          <table:table-cell office:value-type="string" table:number-columns-spanned="1" table:number-rows-spanned="2">
            <text:p>Tor Quesada, Xavier</text:p>
          </table:table-cell>
          <table:table-cell table:style-name="ce29" table:number-columns-repeated="11"/>
          <table:table-cell/>
          <table:table-cell table:style-name="ce33" office:value-type="string">
            <text:p>Còpia del germà. No s'avalua.</text:p>
          </table:table-cell>
        </table:table-row>
        <table:table-row table:style-name="ro22">
          <table:covered-table-cell table:style-name="ce26"/>
          <table:table-cell table:style-name="ce29" table:number-columns-repeated="11"/>
          <table:table-cell/>
          <table:table-cell table:style-name="ce33"/>
        </table:table-row>
        <table:table-row table:style-name="ro22">
          <table:table-cell office:value-type="string" table:number-columns-spanned="1" table:number-rows-spanned="2">
            <text:p>Vaello Redondo, Jaume</text:p>
          </table:table-cell>
          <table:table-cell table:style-name="ce28" office:value-type="string">
            <text:p>No moodle</text:p>
          </table:table-cell>
          <table:table-cell table:number-columns-repeated="10" table:style-name="ce30" office:value-type="string">
            <text:p>NO FET</text:p>
          </table:table-cell>
          <table:table-cell table:formula="oooc:=(([.B29]+[.C29]+[.D29])/3)*0.25+(([.E29]+[.F29]+[.G29]+[.H29])/4)*0.5+(([.I29]+[.J29]+[.K29])/3)*0.25" office:value-type="float" office:value="0">
            <text:p>0</text:p>
          </table:table-cell>
          <table:table-cell office:value-type="string">
            <text:p>4 edicions a la wiki!!!!</text:p>
          </table:table-cell>
        </table:table-row>
        <table:table-row table:style-name="ro22">
          <table:covered-table-cell table:style-name="ce26"/>
          <table:table-cell table:style-name="ce28" office:value-type="float" office:value="0">
            <text:p>0</text:p>
          </table:table-cell>
          <table:table-cell table:number-columns-repeated="10" table:style-name="ce30" office:value-type="float" office:value="0">
            <text:p>0</text:p>
          </table:table-cell>
          <table:table-cell table:formula="oooc:=(([.B30]+[.C30]+[.D30])/3)*0.25+(([.E30]+[.F30]+[.G30]+[.H30])/4)*0.5+(([.I30]+[.J30]+[.K30])/3)*0.25" office:value-type="float" office:value="0">
            <text:p>0</text:p>
          </table:table-cell>
          <table:table-cell/>
        </table:table-row>
        <table:table-row table:style-name="ro22">
          <table:table-cell office:value-type="string" table:number-columns-spanned="1" table:number-rows-spanned="2">
            <text:p>Villar Palacios, Rafael</text:p>
          </table:table-cell>
          <table:table-cell table:style-name="ce28" office:value-type="string">
            <text:p>No moodle</text:p>
          </table:table-cell>
          <table:table-cell table:number-columns-repeated="10" table:style-name="ce30" office:value-type="string">
            <text:p>NO FET</text:p>
          </table:table-cell>
          <table:table-cell table:formula="oooc:=(([.B31]+[.C31]+[.D31])/3)*0.25+(([.E31]+[.F31]+[.G31]+[.H31])/4)*0.5+(([.I31]+[.J31]+[.K31])/3)*0.25" office:value-type="float" office:value="0">
            <text:p>0</text:p>
          </table:table-cell>
          <table:table-cell/>
        </table:table-row>
        <table:table-row table:style-name="ro22">
          <table:covered-table-cell table:style-name="ce26"/>
          <table:table-cell table:style-name="ce28" office:value-type="float" office:value="0">
            <text:p>0</text:p>
          </table:table-cell>
          <table:table-cell table:number-columns-repeated="10" table:style-name="ce30" office:value-type="float" office:value="0">
            <text:p>0</text:p>
          </table:table-cell>
          <table:table-cell table:formula="oooc:=(([.B32]+[.C32]+[.D32])/3)*0.25+(([.E32]+[.F32]+[.G32]+[.H32])/4)*0.5+(([.I32]+[.J32]+[.K32])/3)*0.25" office:value-type="float" office:value="0">
            <text:p>0</text:p>
          </table:table-cell>
          <table:table-cell/>
        </table:table-row>
        <table:table-row table:style-name="ro35">
          <table:table-cell office:value-type="string" table:number-columns-spanned="1" table:number-rows-spanned="2">
            <text:p>Vitó Saéz, Marc</text:p>
          </table:table-cell>
          <table:table-cell office:value-type="string">
            <text:p>Si</text:p>
          </table:table-cell>
          <table:table-cell office:value-type="string">
            <text:p>Falten continguts importants (ample de banda, senyals, freqüència,etc)</text:p>
          </table:table-cell>
          <table:table-cell office:value-type="string">
            <text:p>Força coherent. Potser menys llistes, una mica més de text i algunes coses ressaltades en negreta</text:p>
          </table:table-cell>
          <table:table-cell office:value-type="string">
            <text:p>NO FET</text:p>
          </table:table-cell>
          <table:table-cell office:value-type="string">
            <text:p>Gràfica bàsica. No aplica exemples explicats a classe</text:p>
          </table:table-cell>
          <table:table-cell office:value-type="string">
            <text:p>Força bé encara que no hi han gaires imatges inèdites (casi totes de les transparències)</text:p>
          </table:table-cell>
          <table:table-cell office:value-type="string">
            <text:p>fluix però hi ha algun exemple</text:p>
          </table:table-cell>
          <table:table-cell office:value-type="string">
            <text:p>Poques faltes però és que hi han molt pocs continguts que no siguin còpia directa de les transparències</text:p>
          </table:table-cell>
          <table:table-cell office:value-type="string">
            <text:p>No hi han gaires explicacions pròpies</text:p>
          </table:table-cell>
          <table:table-cell office:value-type="string">
            <text:p>És pot millorar</text:p>
          </table:table-cell>
          <table:table-cell office:value-type="string">
            <text:p>Masses còpies literals de les transparències</text:p>
          </table:table-cell>
          <table:table-cell table:formula="oooc:=(([.B33]+[.C33]+[.D33])/3)*0.25+(([.E33]+[.F33]+[.G33]+[.H33])/4)*0.5+(([.I33]+[.J33]+[.K33])/3)*0.25" office:value-type="float" office:value="0">
            <text:p>0</text:p>
          </table:table-cell>
          <table:table-cell table:style-name="ce34" office:value-type="string">
            <text:p>Cal fer el timeline!</text:p>
          </table:table-cell>
        </table:table-row>
        <table:table-row table:style-name="ro22">
          <table:covered-table-cell table:style-name="ce26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O FET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/>
          <table:table-cell table:style-name="ce31" table:formula="oooc:=(([.B34]+[.C34]+[.D34])/3)*0.25+(([.E34]+[.F34]+[.G34]+[.H34])/4)*0.5+(([.I34]+[.J34]+[.K34])/3)*0.25" office:value-type="float" office:value="4.04166666666667">
            <text:p>4,04</text:p>
          </table:table-cell>
          <table:table-cell table:style-name="Default" office:value-type="string">
            <text:p>Exemples copiats de la terminal millor no fer amb imatges!</text:p>
          </table:table-cell>
        </table:table-row>
      </table:table>
      <table:table table:name="NOTA FINAL" table:style-name="ta1" table:print="false">
        <office:forms form:automatic-focus="false" form:apply-design-mode="false"/>
        <table:table-column table:style-name="co20" table:default-cell-style-name="ce35"/>
        <table:table-column table:style-name="co14" table:number-columns-repeated="3" table:default-cell-style-name="Default"/>
        <table:table-row table:style-name="ro36">
          <table:table-cell office:value-type="string">
            <text:p>Martínez Albarracin, Jerónimo</text:p>
          </table:table-cell>
          <table:table-cell table:formula="oooc:=['GRUP B'.M4]" office:value-type="float" office:value="3.95833333333333">
            <text:p>3,96</text:p>
          </table:table-cell>
          <table:table-cell/>
          <table:table-cell office:value-type="float" office:value="3.95833333333333">
            <text:p>3,96</text:p>
          </table:table-cell>
        </table:table-row>
        <table:table-row table:style-name="ro36">
          <table:table-cell office:value-type="string">
            <text:p>Martínez Gurillo, Josep Antoni</text:p>
          </table:table-cell>
          <table:table-cell table:formula="oooc:=['GRUP B'.M6]" office:value-type="float" office:value="6.91666666666667">
            <text:p>6,92</text:p>
          </table:table-cell>
          <table:table-cell/>
          <table:table-cell office:value-type="float" office:value="6.91666666666667">
            <text:p>6,92</text:p>
          </table:table-cell>
        </table:table-row>
        <table:table-row table:style-name="ro36">
          <table:table-cell office:value-type="string">
            <text:p>Merce Alvarez, Adrián</text:p>
          </table:table-cell>
          <table:table-cell table:formula="oooc:=['GRUP B'.M8]" office:value-type="float" office:value="4.9375">
            <text:p>4,94</text:p>
          </table:table-cell>
          <table:table-cell/>
          <table:table-cell office:value-type="float" office:value="4.9375">
            <text:p>4,94</text:p>
          </table:table-cell>
        </table:table-row>
        <table:table-row table:style-name="ro36">
          <table:table-cell office:value-type="string">
            <text:p>Morante Polo, Victor</text:p>
          </table:table-cell>
          <table:table-cell table:formula="oooc:=['GRUP B'.M10]" office:value-type="float" office:value="4.9375">
            <text:p>4,94</text:p>
          </table:table-cell>
          <table:table-cell/>
          <table:table-cell office:value-type="float" office:value="4.9375">
            <text:p>4,94</text:p>
          </table:table-cell>
        </table:table-row>
        <table:table-row table:style-name="ro36">
          <table:table-cell office:value-type="string">
            <text:p>Moreno Valenzuela, Alberto</text:p>
          </table:table-cell>
          <table:table-cell table:formula="oooc:=['GRUP B'.M12]" office:value-type="float" office:value="6.3125">
            <text:p>6,31</text:p>
          </table:table-cell>
          <table:table-cell/>
          <table:table-cell office:value-type="float" office:value="6.3125">
            <text:p>6,31</text:p>
          </table:table-cell>
        </table:table-row>
        <table:table-row table:style-name="ro36">
          <table:table-cell office:value-type="string">
            <text:p>Moya Canton, Carlos</text:p>
          </table:table-cell>
          <table:table-cell table:formula="oooc:=['GRUP B'.M14]" office:value-type="float" office:value="2.52083333333333">
            <text:p>2,52</text:p>
          </table:table-cell>
          <table:table-cell/>
          <table:table-cell office:value-type="float" office:value="2.52083333333333">
            <text:p>2,52</text:p>
          </table:table-cell>
        </table:table-row>
        <table:table-row table:style-name="ro36">
          <table:table-cell office:value-type="string">
            <text:p>Nuñez Romeu, Antoni</text:p>
          </table:table-cell>
          <table:table-cell table:formula="oooc:=['GRUP B'.M16]" office:value-type="float" office:value="3.16666666666667">
            <text:p>3,17</text:p>
          </table:table-cell>
          <table:table-cell/>
          <table:table-cell office:value-type="float" office:value="3.16666666666667">
            <text:p>3,17</text:p>
          </table:table-cell>
        </table:table-row>
        <table:table-row table:style-name="ro36">
          <table:table-cell office:value-type="string">
            <text:p>Priego Martínez, Victor Manuel</text:p>
          </table:table-cell>
          <table:table-cell table:formula="oooc:=['GRUP B'.M18]" office:value-type="float" office:value="2.58333333333333">
            <text:p>2,58</text:p>
          </table:table-cell>
          <table:table-cell/>
          <table:table-cell office:value-type="float" office:value="2.58333333333333">
            <text:p>2,58</text:p>
          </table:table-cell>
        </table:table-row>
        <table:table-row table:style-name="ro36">
          <table:table-cell office:value-type="string">
            <text:p>Ramos Ruiz, Esteban</text:p>
          </table:table-cell>
          <table:table-cell table:formula="oooc:=['GRUP B'.M20]" office:value-type="float" office:value="4.04166666666667">
            <text:p>4,04</text:p>
          </table:table-cell>
          <table:table-cell/>
          <table:table-cell office:value-type="float" office:value="4.04166666666667">
            <text:p>4,04</text:p>
          </table:table-cell>
        </table:table-row>
        <table:table-row table:style-name="ro36">
          <table:table-cell office:value-type="string">
            <text:p>Redondo Rodríguez, Sergio</text:p>
          </table:table-cell>
          <table:table-cell table:formula="oooc:=['GRUP B'.M22]" office:value-type="float" office:value="3.14583333333333">
            <text:p>3,15</text:p>
          </table:table-cell>
          <table:table-cell/>
          <table:table-cell office:value-type="float" office:value="3.14583333333333">
            <text:p>3,15</text:p>
          </table:table-cell>
        </table:table-row>
        <table:table-row table:style-name="ro36">
          <table:table-cell office:value-type="string">
            <text:p>Solares Fuentes, Génova</text:p>
          </table:table-cell>
          <table:table-cell table:formula="oooc:=['GRUP B'.M2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6">
          <table:table-cell office:value-type="string">
            <text:p>Tor Quesada, Carlos</text:p>
          </table:table-cell>
          <table:table-cell table:formula="oooc:=['GRUP B'.M26]" office:value-type="float" office:value="5.9375">
            <text:p>5,94</text:p>
          </table:table-cell>
          <table:table-cell/>
          <table:table-cell office:value-type="float" office:value="5.9375">
            <text:p>5,94</text:p>
          </table:table-cell>
        </table:table-row>
        <table:table-row table:style-name="ro17">
          <table:table-cell office:value-type="string">
            <text:p>Tor Quesada, Xavier</text:p>
          </table:table-cell>
          <table:table-cell table:formula="oooc:=['GRUP B'.M2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6">
          <table:table-cell office:value-type="string">
            <text:p>Vaello Redondo, Jaume</text:p>
          </table:table-cell>
          <table:table-cell table:formula="oooc:=['GRUP B'.M3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6">
          <table:table-cell office:value-type="string">
            <text:p>Villar Palacios, Rafael</text:p>
          </table:table-cell>
          <table:table-cell table:formula="oooc:=['GRUP B'.M3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6">
          <table:table-cell office:value-type="string">
            <text:p>Vitó Saéz, Marc</text:p>
          </table:table-cell>
          <table:table-cell table:formula="oooc:=['GRUP B'.M34]" office:value-type="float" office:value="4.04166666666667">
            <text:p>4,04</text:p>
          </table:table-cell>
          <table:table-cell/>
          <table:table-cell office:value-type="float" office:value="4.04166666666667">
            <text:p>4,04</text:p>
          </table:table-cell>
        </table:table-row>
        <table:table-row table:style-name="ro17">
          <table:table-cell table:style-name="ce36"/>
          <table:table-cell table:number-columns-repeated="3"/>
        </table:table-row>
        <table:table-row table:style-name="ro17">
          <table:table-cell table:style-name="ce37" office:value-type="string">
            <text:p>1 ESI A</text:p>
          </table:table-cell>
          <table:table-cell table:number-columns-repeated="3"/>
        </table:table-row>
        <table:table-row table:style-name="ro36">
          <table:table-cell office:value-type="string">
            <text:p>Alegre Baron, Silvia</text:p>
          </table:table-cell>
          <table:table-cell table:formula="oooc:=['GRUPA '.M4]" office:value-type="float" office:value="7.29166666666667">
            <text:p>7,29</text:p>
          </table:table-cell>
          <table:table-cell/>
          <table:table-cell office:value-type="float" office:value="7.29166666666667">
            <text:p>7,29</text:p>
          </table:table-cell>
        </table:table-row>
        <table:table-row table:style-name="ro37">
          <table:table-cell table:style-name="ce38" office:value-type="string">
            <text:p>Boza Valle, Josep Mª</text:p>
          </table:table-cell>
          <table:table-cell table:formula="oooc:=['GRUPA '.M6]" office:value-type="float" office:value="3.77083333333333">
            <text:p>3,77</text:p>
          </table:table-cell>
          <table:table-cell/>
          <table:table-cell office:value-type="float" office:value="3.77083333333333">
            <text:p>3,77</text:p>
          </table:table-cell>
        </table:table-row>
        <table:table-row table:style-name="ro37">
          <table:table-cell table:style-name="ce38" office:value-type="string">
            <text:p>Caballero Hernández, Ismael</text:p>
          </table:table-cell>
          <table:table-cell table:formula="oooc:=['GRUPA '.M8]" office:value-type="float" office:value="3.97916666666667">
            <text:p>3,98</text:p>
          </table:table-cell>
          <table:table-cell/>
          <table:table-cell office:value-type="float" office:value="3.97916666666667">
            <text:p>3,98</text:p>
          </table:table-cell>
        </table:table-row>
        <table:table-row table:style-name="ro37">
          <table:table-cell table:style-name="ce38" office:value-type="string">
            <text:p>Carmona Aranda, Héctor</text:p>
          </table:table-cell>
          <table:table-cell table:formula="oooc:=['GRUPA '.M10]" office:value-type="float" office:value="4.33333333333333">
            <text:p>4,33</text:p>
          </table:table-cell>
          <table:table-cell/>
          <table:table-cell office:value-type="float" office:value="4.33333333333333">
            <text:p>4,33</text:p>
          </table:table-cell>
        </table:table-row>
        <table:table-row table:style-name="ro37">
          <table:table-cell table:style-name="ce38" office:value-type="string">
            <text:p>Casellas Lluvià, Sergi</text:p>
          </table:table-cell>
          <table:table-cell table:formula="oooc:=['GRUPA '.M1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7">
          <table:table-cell table:style-name="ce38" office:value-type="string">
            <text:p>Castro Palomares, Daniel</text:p>
          </table:table-cell>
          <table:table-cell table:formula="oooc:=['GRUPA '.M14]" office:value-type="float" office:value="6.83333333333333">
            <text:p>6,83</text:p>
          </table:table-cell>
          <table:table-cell/>
          <table:table-cell office:value-type="float" office:value="6.83333333333333">
            <text:p>6,83</text:p>
          </table:table-cell>
        </table:table-row>
        <table:table-row table:style-name="ro17">
          <table:table-cell table:style-name="ce38" office:value-type="string">
            <text:p>Centelles Ruiz, Oriol</text:p>
          </table:table-cell>
          <table:table-cell table:formula="oooc:=['GRUPA '.M16]" office:value-type="float" office:value="4.83333333333333">
            <text:p>4,83</text:p>
          </table:table-cell>
          <table:table-cell/>
          <table:table-cell office:value-type="float" office:value="4.83333333333333">
            <text:p>4,83</text:p>
          </table:table-cell>
        </table:table-row>
        <table:table-row table:style-name="ro37">
          <table:table-cell table:style-name="ce38" office:value-type="string">
            <text:p>Codina Hernández, Carlos</text:p>
          </table:table-cell>
          <table:table-cell table:formula="oooc:=['GRUPA '.M1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37">
          <table:table-cell table:style-name="ce38" office:value-type="string">
            <text:p>Cruz Josa, Ricard</text:p>
          </table:table-cell>
          <table:table-cell table:formula="oooc:=['GRUPA '.M20]" office:value-type="float" office:value="2.79166666666667">
            <text:p>2,79</text:p>
          </table:table-cell>
          <table:table-cell/>
          <table:table-cell office:value-type="float" office:value="2.79166666666667">
            <text:p>2,79</text:p>
          </table:table-cell>
        </table:table-row>
        <table:table-row table:style-name="ro17">
          <table:table-cell table:style-name="ce38" office:value-type="string">
            <text:p>Delgado Gutiérrez, Daniel</text:p>
          </table:table-cell>
          <table:table-cell table:formula="oooc:=['GRUPA '.M22]" office:value-type="float" office:value="4.3125">
            <text:p>4,31</text:p>
          </table:table-cell>
          <table:table-cell/>
          <table:table-cell office:value-type="float" office:value="4.3125">
            <text:p>4,31</text:p>
          </table:table-cell>
        </table:table-row>
        <table:table-row table:style-name="ro37">
          <table:table-cell table:style-name="ce38" office:value-type="string">
            <text:p>Giner Domínguez, Israel</text:p>
          </table:table-cell>
          <table:table-cell table:formula="oooc:=['GRUPA '.M26]" office:value-type="float" office:value="0.333333333333333">
            <text:p>0,33</text:p>
          </table:table-cell>
          <table:table-cell/>
          <table:table-cell office:value-type="float" office:value="0.333333333333333">
            <text:p>0,33</text:p>
          </table:table-cell>
        </table:table-row>
        <table:table-row table:style-name="ro37">
          <table:table-cell table:style-name="ce38" office:value-type="string">
            <text:p>Gonzalez Martínez, Xavier</text:p>
          </table:table-cell>
          <table:table-cell table:formula="oooc:=['GRUPA '.M28]" office:value-type="float" office:value="5.3125">
            <text:p>5,31</text:p>
          </table:table-cell>
          <table:table-cell/>
          <table:table-cell office:value-type="float" office:value="5.3125">
            <text:p>5,31</text:p>
          </table:table-cell>
        </table:table-row>
        <table:table-row table:style-name="ro37">
          <table:table-cell table:style-name="ce38" office:value-type="string">
            <text:p>Picazo Martínez, Ivan</text:p>
          </table:table-cell>
          <table:table-cell table:formula="oooc:=['GRUPA '.M30]" office:value-type="float" office:value="7.04166666666667">
            <text:p>7,04</text:p>
          </table:table-cell>
          <table:table-cell/>
          <table:table-cell office:value-type="float" office:value="7.04166666666667">
            <text:p>7,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8">18/11/2007</text:date>, <text:time>16:32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7-10-15T10:56:55</meta:creation-date>
    <dc:creator>Sergi Tur</dc:creator>
    <dc:date>2007-11-18T16:32:00</dc:date>
    <meta:editing-cycles>103</meta:editing-cycles>
    <meta:editing-duration>PT13H38M0S</meta:editing-duration>
    <meta:user-defined meta:name="Info 1"/>
    <meta:user-defined meta:name="Info 2"/>
    <meta:user-defined meta:name="Info 3"/>
    <meta:user-defined meta:name="Info 4"/>
    <meta:document-statistic meta:table-count="3" meta:cell-count="794"/>
  </office:meta>
</office:document-meta>
</file>